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start" style:justify-single-word="false"/>
      <style:text-properties fo:font-size="14pt" officeooo:rsid="000515e9" officeooo:paragraph-rsid="000aef49" style:font-size-asian="14pt" style:font-size-complex="14pt"/>
    </style:style>
    <style:style style:name="P2" style:family="paragraph" style:parent-style-name="Standard">
      <style:paragraph-properties fo:margin-top="0.106cm" fo:margin-bottom="0.106cm" loext:contextual-spacing="false" style:line-height-at-least="0.353cm" fo:text-align="start" style:justify-single-word="false"/>
      <style:text-properties style:font-name="Streetwear" fo:font-size="22pt" officeooo:rsid="000515e9" officeooo:paragraph-rsid="000aef49" style:font-size-asian="22pt" style:font-size-complex="22pt"/>
    </style:style>
    <style:style style:name="P3"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eac39" style:font-size-asian="15pt" style:font-name-complex="Garamond" style:font-size-complex="15pt"/>
    </style:style>
    <style:style style:name="P4"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11ec96" style:font-size-asian="15pt" style:font-name-complex="Garamond" style:font-size-complex="15pt"/>
    </style:style>
    <style:style style:name="P5" style:family="paragraph" style:parent-style-name="Standard">
      <style:paragraph-properties fo:margin-top="0.106cm" fo:margin-bottom="0.106cm" loext:contextual-spacing="false" style:line-height-at-least="0.353cm" fo:text-align="justify" style:justify-single-word="false" fo:break-before="page"/>
      <style:text-properties style:font-name="Garamond" fo:font-size="10pt" officeooo:paragraph-rsid="00111b5d" style:font-size-asian="10pt" style:font-name-complex="Garamond" style:font-size-complex="15pt"/>
    </style:style>
    <style:style style:name="T1" style:family="text">
      <style:text-properties style:font-name="Impact"/>
    </style:style>
    <style:style style:name="T2" style:family="text">
      <style:text-properties style:font-name="Impact" officeooo:rsid="000a362c"/>
    </style:style>
    <style:style style:name="T3" style:family="text">
      <style:text-properties style:font-name="Impact" officeooo:rsid="000eac39"/>
    </style:style>
    <style:style style:name="T4" style:family="text">
      <style:text-properties style:font-name="Impact" officeooo:rsid="00111b5d"/>
    </style:style>
    <style:style style:name="T5" style:family="text">
      <style:text-properties officeooo:rsid="000a362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00d3c" style:font-style-asian="italic" style:font-weight-asian="bold" style:font-style-complex="italic" style:font-weight-complex="bold"/>
    </style:style>
    <style:style style:name="T8" style:family="text">
      <style:text-properties style:font-name="JARDOTTY"/>
    </style:style>
    <style:style style:name="T9" style:family="text">
      <style:text-properties officeooo:rsid="00111b5d"/>
    </style:style>
    <style:style style:name="T10" style:family="text">
      <style:text-properties style:font-name="JARDOTTY"/>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2"><text:span text:style-name="T1">Chapter XX</text:span><text:span text:style-name="T2">V</text:span><text:span text:style-name="T3">I</text:span><text:span text:style-name="T4">II</text:span> – <text:span text:style-name="T9">Saint Joseph</text:span></text:p>
      <text:p text:style-name="P4">1. Joseph was descended from the royal house of <text:s/>_ _ _ _ _ _ _ .</text:p>
      <text:p text:style-name="P4">2. He lived in the time of <text:s/>_ _ _ _ _ _ _ , the Great, and of his son <text:s/>_ _ _ _ _ _ _ .</text:p>
      <text:p text:style-name="P4">3. Nathanael said: “Can anything of good come from <text:s/>_ _ _ _ _ _ _ .”</text:p>
      <text:p text:style-name="P4">4. Our Lady was the daughter of <text:s/>_ _ _ _ _ _ _ <text:s/>and <text:s/>_ _ _ _ _ _ _ .</text:p>
      <text:p text:style-name="P4">5. The Incarnation took place (<text:span text:style-name="T8">before</text:span>) (<text:span text:style-name="T8">after</text:span>) she had been betrothed to Joseph.</text:p>
      <text:p text:style-name="P4">6. It took four or five days to travel from Nazareth to <text:s/>_ _ _ _ _ _ _ .</text:p>
      <text:p text:style-name="P4">7. At the Presentation, Our Lady offered <text:s/>_ _ _ _ _ _ _ <text:s/>and Joseph offered <text:s/>_ _ _ _ _ _ _ .</text:p>
      <text:p text:style-name="P4">8. It was the aged <text:s/>_ _ _ _ _ _ _ <text:s/>who there prophesied Our Lord's greatness and Our Lady's sorrows.</text:p>
      <text:p text:style-name="P4">9. To save the Divine Child from Herod, St. Joseph and Our Lady had to flee into <text:s/>_ _ _ _ _ _ _ .</text:p>
      <text:p text:style-name="P4">10. St. Joseph's dignity comes from the fact that he was Our Lady's <text:s/>_ _ _ _ _ _ _ <text:s/>and the <text:s/>_ _ _ _ _ _ _ <text:s/>of Christ.</text:p>
      <text:p text:style-name="P4">11. Christ has only one Father: (<text:span text:style-name="T8">St. Joseph</text:span>) (<text:span text:style-name="T8">the Holy Ghost</text:span>) (<text:span text:style-name="T8">the First Person of the Trinity</text:span>).</text:p>
      <text:p text:style-name="P4">12. St. Joseph (<text:span text:style-name="T8">is</text:span>) (<text:span text:style-name="T8">is not</text:span>) Christ's father in the same sense as Mary is His Mother.</text:p>
      <text:p text:style-name="P4">13. St. Joseph is given a special <text:s/>_ _ _ _ _ _ _ <text:s/>in his Mass.</text:p>
      <text:p text:style-name="P4">14. He is Patron of the universal <text:s/>_ _ _ _ _ _ _ , as well as of a <text:s/>_ _ _ _ _ _ _ .</text:p>
      <text:p text:style-name="P4">15. The Precursor is St. <text:s/>_ _ _ _ _ _ _ .</text:p>
      <text:p text:style-name="P4">16. St. Joseph's sanctity was proportionate to his <text:s/>_ _ _ _ _ _ _ .</text:p>
      <text:p text:style-name="P4">17. <text:s/>_ _ _ _ _ _ _ <text:s/>was the greatest of the prophets.</text:p>
      <text:p text:style-name="P4">18. The greatest saint after Our Lady is <text:s/>_ _ _ _ _ _ _ .</text:p>
      <text:p text:style-name="P4">19. The contemplation Christ wants us all to enjoy is a (<text:span text:style-name="T8">natural</text:span>) (<text:span text:style-name="T8">supernatural</text:span>) one, given by the <text:s/>_ _ _ _ _ _ _ .</text:p>
      <text:p text:style-name="P4">20. Our daily work is one way in which we can fulfil the great law of <text:s/>_ _ _ _ _ _ _ .</text:p>
      <text:p text:style-name="P5">1. Joseph was descended from the royal house of (...). 2. He lived in the time of (...), the Great, and of his son (...). 3. Nathanael said: “Can anything of good come from (...).” 4. Our Lady was the daughter of (...) and (...). 5. The Incarnation took place (before) (after) she had been betrothed to Joseph. 6. It took four or five days to travel from Nazareth to (...). 7. At the Presentation, Our Lady offered (...) and Joseph offered (...). 8. It was the aged (...) who there prophesied Our Lord's greatness and Our Lady's sorrows. 9. To save the Divine Child from Herod, St. Joseph and Our Lady had to flee into (...). 10. St. Joseph's dignity comes from the fact that he was Our Lady's (...) and the (...) of Christ. 11. Christ has only one Father: (St. Joseph) (the Holy Ghost) (the First Person of the Trinity). 12. St. Joseph (is) (is not) Christ's father in the same sense as Mary is His Mother. 13. St. Joseph is given a special (...) in his Mass. 14. He is Patron of the universal (...), as well as of a (...). 15. The Precursor is St. (...). 16. St. Joseph's sanctity was proportionate to his (...). 17. (...) was the greatest of the prophets. 18. The greatest saint after Our Lady is (...). 19. The contemplation Christ wants us all to enjoy is a (natural) (supernatural) one, given by the (...). 20. Our daily work is one way in which we can fulfil the great law of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11:08:42.675805579</meta:creation-date>
    <dc:date>2016-04-26T08:24:35.065655664</dc:date>
    <meta:editing-duration>PT55M35S</meta:editing-duration>
    <meta:editing-cycles>7</meta:editing-cycles>
    <meta:generator>LibreOffice/4.3.3.2$Linux_X86_64 LibreOffice_project/430m0$Build-2</meta:generator>
    <meta:print-date>2016-03-09T11:12:06.970821735</meta:print-date>
    <meta:document-statistic meta:table-count="0" meta:image-count="0" meta:object-count="0" meta:page-count="2" meta:paragraph-count="23" meta:word-count="676" meta:character-count="3014" meta:non-whitespace-character-count="2330"/>
  </office:meta>
</office:document-meta>
</file>